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none" draw:textarea-horizontal-align="justify" draw:textarea-vertical-align="middle" draw:auto-grow-height="false" draw:shadow="hidden" style:protect="size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ole-draw-aspect="1" style:protect="size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>
      <style:graphic-properties draw:textarea-horizontal-align="center" draw:textarea-vertical-align="middle"/>
    </style:style>
    <style:style style:name="gr7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2" style:family="graphic" style:parent-style-name="standard">
      <style:graphic-properties draw:textarea-horizontal-align="justify" draw:textarea-vertical-align="middle" draw:auto-grow-height="false"/>
    </style:style>
    <style:style style:name="gr73" style:family="graphic" style:parent-style-name="standard">
      <style:graphic-properties draw:marker-end="Arrow" draw:marker-end-width="0.05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4cm" svg:height="2.854cm" svg:x="1.373cm" svg:y="1.303cm">
          <text:p/>
          <draw:enhanced-geometry svg:viewBox="0 0 21600 21600" draw:glue-points="10800 0 3163 3163 0 10800 3163 18437 10800 21600 18437 18437 21600 10800 18437 3163" draw:text-areas="3163 3163 18437 18437" draw:type="ring" draw:modifiers="4130.8581436077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1.402cm" svg:height="1.402cm" svg:x="2.1cm" svg:y="2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4cm" svg:height="2.854cm" draw:transform="rotate (-2.09439510239399) translate (4.782cm 5.389cm)">
          <text:p/>
          <draw:enhanced-geometry svg:viewBox="0 0 21600 21600" draw:glue-points="10800 0 3163 3163 0 10800 3163 18437 10800 21600 18437 18437 21600 10800 18437 3163" draw:text-areas="3163 3163 18437 18437" draw:type="ring" draw:modifiers="4130.8581436077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402cm" svg:height="1.402cm" draw:transform="rotate (-2.09439510239399) translate (3.791cm 5.6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3cm" svg:height="0.203cm" draw:transform="rotate (-2.09439510239399) translate (3.85cm 6.3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3cm" svg:height="0.203cm" svg:x="2.725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3cm" svg:height="0.203cm" draw:transform="rotate (2.0943951023928) translate (1.906cm 6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path draw:style-name="gr5" draw:text-style-name="P1" draw:layer="layout" svg:width="2.852cm" svg:height="2.852cm" svg:x="1.367cm" svg:y="7.539cm" svg:viewBox="0 0 2853 2853" svg:d="m2516 963-150-260-249 144c-133-159-321-268-539-302v-297h-300v297c-218 34-406 143-539 302l-249-144-150 260 249 144c-36 99-56 207-56 321 0 108 18 210 50 305l-243 140 150 260 238-137c133 165 326 279 550 314v278h300v-278c224-35 417-149 550-315l238 138 150-260-244-141c33-94 50-196 50-304 0-114-20-222-56-321zm-839 1746c-809 0-1427-617-1427-1426s618-1427 1427-1427 1426 618 1426 1427-617 1426-1426 1426z">
            <text:p/>
          </draw:path>
          <draw:custom-shape draw:style-name="gr1" draw:text-style-name="P1" draw:layer="layout" svg:width="1.402cm" svg:height="1.402cm" svg:x="2.092cm" svg:y="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1" draw:layer="layout" svg:width="2.852cm" svg:height="2.852cm" svg:x="1.313cm" svg:y="10.501cm" svg:viewBox="0 0 2853 2853" svg:d="m2516 963-150-260-249 144c-133-159-321-268-539-302v-297h-300v297c-218 34-406 143-539 302l-249-144-150 260 249 144c-36 99-56 207-56 321 0 108 18 210 50 305l-243 140 150 260 238-137c133 165 326 279 550 314v278h300v-278c224-35 417-149 550-315l238 138 150-260-244-141c33-94 50-196 50-304 0-114-20-222-56-321zm-839 1746c-809 0-1427-617-1427-1426s618-1427 1427-1427 1426 618 1426 1427-617 1426-1426 1426z">
          <text:p/>
        </draw:path>
        <draw:g>
          <draw:custom-shape draw:style-name="gr6" draw:text-style-name="P2" draw:layer="layout" svg:width="0.24cm" svg:height="0.24cm" svg:x="6.042cm" svg:y="2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109cm" svg:height="0.109cm" svg:x="6.107cm" svg:y="2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2" draw:layer="layout" svg:width="0.109cm" svg:height="0.109cm" svg:x="6.878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9" draw:text-style-name="P2" draw:layer="layout" svg:width="0.24cm" svg:height="0.24cm" draw:transform="rotate (0.7853981633973) translate (5.558cm 2.0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layout" svg:x1="5.655cm" svg:y1="2.113cm" svg:x2="5.799cm" svg:y2="1.969cm">
            <text:p/>
          </draw:line>
          <draw:line draw:style-name="gr11" draw:text-style-name="P2" draw:layer="layout" svg:x1="5.798cm" svg:y1="2.116cm" svg:x2="5.654cm" svg:y2="1.972cm">
            <text:p/>
          </draw:line>
        </draw:g>
        <draw:g draw:style-name="gr4">
          <draw:g draw:style-name="gr4">
            <draw:path draw:style-name="gr12" draw:text-style-name="P2" draw:layer="layout" svg:width="1.409cm" svg:height="1.381cm" draw:transform="rotate (0.7853981633973) translate (4.35217182668277cm 3.56009188309572cm)" svg:viewBox="0 0 1410 1382" svg:d="m857 12300h-305v272c-183-41-349-157-454-339-198-344-87-759 257-958 60-34 122-60 184-76v266h305v-275c189 37 361 155 468 342 199 344 87 759-256 957-65 37-131 64-199 80z">
              <text:p/>
            </draw:path>
            <draw:g>
              <draw:custom-shape draw:style-name="gr13" draw:text-style-name="P2" draw:layer="layout" svg:width="0.24cm" svg:height="0.24cm" draw:transform="rotate (0.7853981633973) translate (4.774cm 3.17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" draw:layer="layout" svg:width="0.109cm" svg:height="0.109cm" draw:transform="rotate (0.7853981633973) translate (4.866cm 3.17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custom-shape draw:style-name="gr15" draw:text-style-name="P2" draw:layer="layout" svg:width="0.24cm" svg:height="0.24cm" draw:transform="rotate (1.5707963267946) translate (5.616cm 4.06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6" draw:text-style-name="P2" draw:layer="layout" svg:x1="5.735cm" svg:y1="4.046cm" svg:x2="5.735cm" svg:y2="3.842cm">
                <text:p/>
              </draw:line>
              <draw:line draw:style-name="gr17" draw:text-style-name="P2" draw:layer="layout" svg:x1="5.838cm" svg:y1="3.947cm" svg:x2="5.634cm" svg:y2="3.947cm">
                <text:p/>
              </draw:line>
            </draw:g>
          </draw:g>
          <draw:frame draw:style-name="gr18" draw:layer="layout" svg:width="0.369cm" svg:height="0.469cm" svg:x="4.998cm" svg:y="2.83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8" draw:layer="layout" svg:width="0.633cm" svg:height="0.469cm" svg:x="4.899cm" svg:y="3.689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 draw:style-name="gr4">
          <draw:path draw:style-name="gr19" draw:text-style-name="P2" draw:layer="layout" svg:width="1.409cm" svg:height="1.381cm" svg:x="4.508cm" svg:y="4.635cm" svg:viewBox="0 0 1410 1382" svg:d="m857 1110h-305v272c-183-41-349-157-454-339-198-344-87-759 257-958 60-34 122-60 184-76v266h305v-275c189 37 361 155 468 342 199 344 87 759-256 957-65 37-131 64-199 80z">
            <text:p/>
          </draw:path>
          <draw:g>
            <draw:custom-shape draw:style-name="gr20" draw:text-style-name="P2" draw:layer="layout" svg:width="0.24cm" svg:height="0.24cm" svg:x="5.081cm" svg:y="4.6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2" draw:layer="layout" svg:width="0.109cm" svg:height="0.109cm" svg:x="5.146cm" svg:y="4.7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22" draw:text-style-name="P2" draw:layer="layout" svg:width="0.24cm" svg:height="0.24cm" draw:transform="rotate (0.7853981633973) translate (5.045cm 5.8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2" draw:layer="layout" svg:x1="5.142cm" svg:y1="5.956cm" svg:x2="5.286cm" svg:y2="5.812cm">
              <text:p/>
            </draw:line>
            <draw:line draw:style-name="gr24" draw:text-style-name="P2" draw:layer="layout" svg:x1="5.285cm" svg:y1="5.959cm" svg:x2="5.141cm" svg:y2="5.815cm">
              <text:p/>
            </draw:line>
          </draw:g>
        </draw:g>
        <draw:g>
          <draw:path draw:style-name="gr25" draw:text-style-name="P2" draw:layer="layout" svg:width="2.852cm" svg:height="2.852cm" draw:transform="rotate (2.0943951023928) translate (2.29718174880577cm 17.1024522257983cm)" svg:viewBox="0 0 2853 2853" svg:d="m2516-12161-150-260-249 143c-133-158-321-267-539-302v-296h-300v296c-218 35-406 144-539 302l-249-143-150 260 249 143c-36 99-56 207-56 322 0 107 18 210 50 304l-243 141 150 260 238-138c133 166 326 280 550 315v278h300v-278c224-35 417-150 550-315l238 138 150-260-244-141c33-94 50-197 50-304 0-114-20-222-56-321zm-839 1746c-809 0-1427-617-1427-1426s618-1427 1427-1427 1426 618 1426 1427-617 1426-1426 1426z">
            <text:p/>
          </draw:path>
          <draw:g>
            <draw:custom-shape draw:style-name="gr26" draw:text-style-name="P2" draw:layer="layout" svg:width="0.24cm" svg:height="0.24cm" draw:transform="rotate (-2.09439510239399) translate (3.866cm 15.6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layout" svg:width="0.109cm" svg:height="0.109cm" draw:transform="rotate (-2.09439510239399) translate (3.777cm 15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28" draw:text-style-name="P2" draw:layer="layout" svg:width="0.24cm" svg:height="0.24cm" draw:transform="rotate (-0.261799387800286) translate (3.617cm 14.4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2" draw:layer="layout" svg:x1="3.605cm" svg:y1="14.616cm" svg:x2="3.801cm" svg:y2="14.669cm">
              <text:p/>
            </draw:line>
            <draw:line draw:style-name="gr30" draw:text-style-name="P2" draw:layer="layout" svg:x1="3.675cm" svg:y1="14.74cm" svg:x2="3.728cm" svg:y2="14.544cm">
              <text:p/>
            </draw:line>
          </draw:g>
          <draw:g>
            <draw:custom-shape draw:style-name="gr31" draw:text-style-name="P2" draw:layer="layout" svg:width="0.24cm" svg:height="0.24cm" draw:transform="rotate (2.0943951023928) translate (1.892cm 15.8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" draw:layer="layout" svg:width="0.109cm" svg:height="0.109cm" draw:transform="rotate (2.0943951023928) translate (1.916cm 15.7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3" draw:text-style-name="P2" draw:layer="layout" svg:width="0.24cm" svg:height="0.24cm" svg:x="2.699cm" svg:y="14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2" draw:layer="layout" svg:width="0.109cm" svg:height="0.109cm" svg:x="2.764cm" svg:y="14.0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35" draw:text-style-name="P2" draw:layer="layout" svg:width="0.24cm" svg:height="0.24cm" draw:transform="rotate (-2.35619449019309) translate (2.989cm 16.1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6" draw:text-style-name="P2" draw:layer="layout" svg:x1="2.892cm" svg:y1="16.104cm" svg:x2="2.748cm" svg:y2="16.248cm">
              <text:p/>
            </draw:line>
            <draw:line draw:style-name="gr37" draw:text-style-name="P2" draw:layer="layout" svg:x1="2.75cm" svg:y1="16.102cm" svg:x2="2.894cm" svg:y2="16.246cm">
              <text:p/>
            </draw:line>
          </draw:g>
          <draw:g draw:style-name="gr4">
            <draw:custom-shape draw:style-name="gr38" draw:text-style-name="P2" draw:layer="layout" svg:width="0.24cm" svg:height="0.24cm" draw:transform="rotate (1.8325957145937) translate (1.851cm 14.7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9" draw:text-style-name="P2" draw:layer="layout" svg:x1="1.96cm" svg:y1="14.742cm" svg:x2="1.907cm" svg:y2="14.546cm">
              <text:p/>
            </draw:line>
            <draw:line draw:style-name="gr40" draw:text-style-name="P2" draw:layer="layout" svg:x1="2.033cm" svg:y1="14.62cm" svg:x2="1.837cm" svg:y2="14.673cm">
              <text:p/>
            </draw:line>
          </draw:g>
          <draw:g draw:style-name="gr4">
            <draw:path draw:style-name="gr41" draw:text-style-name="P2" draw:layer="layout" svg:width="1.409cm" svg:height="1.381cm" svg:x="2.114cm" svg:y="14.461cm" svg:viewBox="0 0 1410 1382" svg:d="m857 1110h-305v272c-183-41-349-157-454-339-198-344-87-759 257-958 60-34 122-60 184-76v266h305v-275c189 37 361 155 468 342 199 344 87 759-256 957-65 37-131 64-199 80z">
              <text:p/>
            </draw:path>
            <draw:g>
              <draw:custom-shape draw:style-name="gr42" draw:text-style-name="P2" draw:layer="layout" svg:width="0.24cm" svg:height="0.24cm" svg:x="2.687cm" svg:y="14.4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" draw:layer="layout" svg:width="0.109cm" svg:height="0.109cm" svg:x="2.752cm" svg:y="14.5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custom-shape draw:style-name="gr44" draw:text-style-name="P2" draw:layer="layout" svg:width="0.24cm" svg:height="0.24cm" draw:transform="rotate (0.7853981633973) translate (2.651cm 15.71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5" draw:text-style-name="P2" draw:layer="layout" svg:x1="2.748cm" svg:y1="15.782cm" svg:x2="2.892cm" svg:y2="15.638cm">
                <text:p/>
              </draw:line>
              <draw:line draw:style-name="gr46" draw:text-style-name="P2" draw:layer="layout" svg:x1="2.891cm" svg:y1="15.785cm" svg:x2="2.747cm" svg:y2="15.641cm">
                <text:p/>
              </draw:line>
            </draw:g>
          </draw:g>
          <draw:frame draw:style-name="gr18" draw:layer="layout" svg:width="0.382cm" svg:height="0.469cm" svg:x="2.943cm" svg:y="13.77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8" draw:layer="layout" svg:width="0.646cm" svg:height="0.469cm" svg:x="2.034cm" svg:y="15.902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8" draw:layer="layout" svg:width="0.382cm" svg:height="0.469cm" svg:x="1.568cm" svg:y="15.1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8" draw:layer="layout" svg:width="0.361cm" svg:height="0.469cm" svg:x="3.378cm" svg:y="15.659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8" draw:layer="layout" svg:width="0.648cm" svg:height="0.469cm" svg:x="3.568cm" svg:y="14.614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8" draw:layer="layout" svg:width="0.625cm" svg:height="0.469cm" svg:x="1.674cm" svg:y="14.034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8" draw:layer="layout" svg:width="0.382cm" svg:height="0.469cm" svg:x="2.857cm" svg:y="14.468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18" draw:layer="layout" svg:width="0.655cm" svg:height="0.469cm" svg:x="2.107cm" svg:y="15.187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path draw:style-name="gr47" draw:text-style-name="P2" draw:layer="layout" svg:width="2.852cm" svg:height="2.852cm" draw:transform="rotate (2.0943951023928) translate (2.31318174880577cm 20.1834522257983cm)" svg:viewBox="0 0 2853 2853" svg:d="m2516-15214-150-260-249 143c-133-158-321-267-539-302v-296h-300v296c-218 35-406 144-539 302l-249-143-150 260 249 143c-36 99-56 207-56 322 0 107 18 210 50 304l-243 141 150 260 238-138c133 166 326 280 550 315v278h300v-278c224-35 417-150 550-315l238 138 150-260-244-141c33-94 50-197 50-304 0-114-20-222-56-321zm-839 1746c-809 0-1427-617-1427-1426s618-1427 1427-1427 1426 618 1426 1427-617 1426-1426 1426z">
            <text:p/>
          </draw:path>
          <draw:g>
            <draw:custom-shape draw:style-name="gr48" draw:text-style-name="P2" draw:layer="layout" svg:width="0.24cm" svg:height="0.24cm" draw:transform="rotate (-2.09439510239399) translate (3.882cm 18.7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2" draw:layer="layout" svg:width="0.109cm" svg:height="0.109cm" draw:transform="rotate (-2.09439510239399) translate (3.793cm 18.7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0" draw:text-style-name="P2" draw:layer="layout" svg:width="0.24cm" svg:height="0.24cm" draw:transform="rotate (-0.261799387800286) translate (3.633cm 17.5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1" draw:text-style-name="P2" draw:layer="layout" svg:x1="3.621cm" svg:y1="17.697cm" svg:x2="3.817cm" svg:y2="17.75cm">
              <text:p/>
            </draw:line>
            <draw:line draw:style-name="gr52" draw:text-style-name="P2" draw:layer="layout" svg:x1="3.691cm" svg:y1="17.821cm" svg:x2="3.744cm" svg:y2="17.625cm">
              <text:p/>
            </draw:line>
          </draw:g>
          <draw:g>
            <draw:custom-shape draw:style-name="gr53" draw:text-style-name="P2" draw:layer="layout" svg:width="0.24cm" svg:height="0.24cm" draw:transform="rotate (2.0943951023928) translate (1.908cm 18.90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2" draw:layer="layout" svg:width="0.109cm" svg:height="0.109cm" draw:transform="rotate (2.0943951023928) translate (1.932cm 18.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5" draw:text-style-name="P2" draw:layer="layout" svg:width="0.24cm" svg:height="0.24cm" svg:x="2.715cm" svg:y="17.0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2" draw:layer="layout" svg:width="0.109cm" svg:height="0.109cm" svg:x="2.78cm" svg:y="17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7" draw:text-style-name="P2" draw:layer="layout" svg:width="0.24cm" svg:height="0.24cm" draw:transform="rotate (-2.35619449019309) translate (3.005cm 19.2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2" draw:layer="layout" svg:x1="2.908cm" svg:y1="19.185cm" svg:x2="2.764cm" svg:y2="19.329cm">
              <text:p/>
            </draw:line>
            <draw:line draw:style-name="gr59" draw:text-style-name="P2" draw:layer="layout" svg:x1="2.766cm" svg:y1="19.183cm" svg:x2="2.91cm" svg:y2="19.327cm">
              <text:p/>
            </draw:line>
          </draw:g>
          <draw:g draw:style-name="gr4">
            <draw:custom-shape draw:style-name="gr60" draw:text-style-name="P2" draw:layer="layout" svg:width="0.24cm" svg:height="0.24cm" draw:transform="rotate (1.8325957145937) translate (1.867cm 17.87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1" draw:text-style-name="P2" draw:layer="layout" svg:x1="1.976cm" svg:y1="17.823cm" svg:x2="1.923cm" svg:y2="17.627cm">
              <text:p/>
            </draw:line>
            <draw:line draw:style-name="gr62" draw:text-style-name="P2" draw:layer="layout" svg:x1="2.049cm" svg:y1="17.701cm" svg:x2="1.853cm" svg:y2="17.754cm">
              <text:p/>
            </draw:line>
          </draw:g>
          <draw:frame draw:style-name="gr18" draw:layer="layout" svg:width="0.382cm" svg:height="0.469cm" svg:x="2.959cm" svg:y="16.857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8" draw:layer="layout" svg:width="0.646cm" svg:height="0.469cm" svg:x="2.05cm" svg:y="18.983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18" draw:layer="layout" svg:width="0.382cm" svg:height="0.469cm" svg:x="1.584cm" svg:y="18.181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18" draw:layer="layout" svg:width="0.361cm" svg:height="0.469cm" svg:x="3.394cm" svg:y="18.74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18" draw:layer="layout" svg:width="0.648cm" svg:height="0.469cm" svg:x="3.584cm" svg:y="17.695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18" draw:layer="layout" svg:width="0.625cm" svg:height="0.469cm" svg:x="1.69cm" svg:y="17.115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g>
            <draw:g draw:style-name="gr4">
              <draw:path draw:style-name="gr63" draw:text-style-name="P2" draw:layer="layout" svg:width="1.409cm" svg:height="1.381cm" draw:transform="rotate (0.7853981633973) translate (1.84739008075199cm 18.2435233405982cm)" svg:viewBox="0 0 1410 1382" svg:d="m857 29523h-305v272c-183-41-349-157-454-339-198-344-87-759 257-958 60-34 122-60 184-76v266h305v-275c189 37 361 155 468 342 199 344 87 759-256 957-65 37-131 64-199 80z">
                <text:p/>
              </draw:path>
              <draw:g>
                <draw:custom-shape draw:style-name="gr64" draw:text-style-name="P2" draw:layer="layout" svg:width="0.24cm" svg:height="0.24cm" draw:transform="rotate (0.7853981633973) translate (2.269cm 17.85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5" draw:text-style-name="P2" draw:layer="layout" svg:width="0.109cm" svg:height="0.109cm" draw:transform="rotate (0.7853981633973) translate (2.361cm 17.85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4">
                <draw:custom-shape draw:style-name="gr66" draw:text-style-name="P2" draw:layer="layout" svg:width="0.24cm" svg:height="0.24cm" draw:transform="rotate (1.5707963267946) translate (3.112cm 18.748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67" draw:text-style-name="P2" draw:layer="layout" svg:x1="3.23cm" svg:y1="18.73cm" svg:x2="3.23cm" svg:y2="18.526cm">
                  <text:p/>
                </draw:line>
                <draw:line draw:style-name="gr68" draw:text-style-name="P2" draw:layer="layout" svg:x1="3.333cm" svg:y1="18.63cm" svg:x2="3.129cm" svg:y2="18.63cm">
                  <text:p/>
                </draw:line>
              </draw:g>
            </draw:g>
            <draw:frame draw:style-name="gr18" draw:layer="layout" svg:width="0.382cm" svg:height="0.469cm" svg:x="2.507cm" svg:y="17.567cm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  <draw:frame draw:style-name="gr18" draw:layer="layout" svg:width="0.655cm" svg:height="0.469cm" svg:x="2.409cm" svg:y="18.346cm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draw:g>
        </draw:g>
        <draw:frame draw:style-name="gr18" draw:layer="layout" svg:width="0.424cm" svg:height="0.466cm" svg:x="8.072cm" svg:y="4.0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8" draw:layer="layout" svg:width="0.397cm" svg:height="0.465cm" svg:x="8.987cm" svg:y="1.09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69" draw:text-style-name="P1" draw:id="id3" draw:layer="layout" svg:x1="8.436cm" svg:y1="4.267cm" svg:x2="8.877cm" svg:y2="3.868cm">
          <draw:glue-point draw:id="4" svg:x="3.21cm" svg:y="-3.222cm"/>
          <draw:glue-point draw:id="5" svg:x="4.19cm" svg:y="-4.218cm"/>
          <draw:glue-point draw:id="6" svg:x="2.335cm" svg:y="-2.23cm" draw:escape-direction="right"/>
          <text:p/>
        </draw:line>
        <draw:line draw:style-name="gr70" draw:text-style-name="P1" draw:layer="layout" svg:x1="9.141cm" svg:y1="3.634cm" svg:x2="9.141cm" svg:y2="2.003cm">
          <text:p/>
        </draw:line>
        <draw:frame draw:style-name="gr18" draw:layer="layout" svg:width="0.346cm" svg:height="0.388cm" svg:x="9.346cm" svg:y="3.99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2" draw:text-style-name="P1" draw:layer="layout" svg:width="1.905cm" svg:height="2.144cm" svg:x="8.186cm" svg:y="1.734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9" draw:text-style-name="P1" draw:layer="layout" svg:x1="9.141cm" svg:y1="1.622cm" svg:x2="9.141cm" svg:y2="2.008cm">
          <text:p/>
        </draw:line>
        <draw:line draw:style-name="gr70" draw:text-style-name="P1" draw:layer="layout" svg:x1="9.146cm" svg:y1="3.629cm" svg:x2="8.877cm" svg:y2="3.868cm">
          <text:p/>
        </draw:line>
        <draw:line draw:style-name="gr69" draw:text-style-name="P1" draw:layer="layout" svg:x1="9.141cm" svg:y1="2.008cm" svg:x2="9.69cm" svg:y2="2.217cm">
          <text:p/>
        </draw:line>
        <draw:line draw:style-name="gr70" draw:text-style-name="P1" draw:layer="layout" svg:x1="9.141cm" svg:y1="2.003cm" svg:x2="9.884cm" svg:y2="2.164cm">
          <text:p/>
        </draw:line>
        <draw:line draw:style-name="gr70" draw:text-style-name="P1" draw:layer="layout" svg:x1="9.141cm" svg:y1="3.631cm" svg:x2="9.893cm" svg:y2="3.761cm">
          <text:p/>
        </draw:line>
        <draw:line draw:style-name="gr70" draw:text-style-name="P1" draw:layer="layout" svg:x1="9.904cm" svg:y1="3.769cm" svg:x2="9.904cm" svg:y2="2.158cm">
          <text:p/>
        </draw:line>
        <draw:line draw:style-name="gr69" draw:text-style-name="P1" draw:layer="layout" svg:x1="9.142cm" svg:y1="3.64cm" svg:x2="9.672cm" svg:y2="3.831cm">
          <text:p/>
        </draw:line>
        <draw:line draw:style-name="gr69" draw:text-style-name="P1" draw:layer="layout" svg:x1="9.683cm" svg:y1="3.831cm" svg:x2="9.683cm" svg:y2="2.22cm">
          <text:p/>
        </draw:line>
        <draw:line draw:style-name="gr70" draw:text-style-name="P1" draw:id="id4" draw:layer="layout" svg:x1="9.664cm" svg:y1="3.831cm" svg:x2="10.554cm" svg:y2="4.167cm">
          <draw:glue-point draw:id="4" svg:x="-3.224cm" svg:y="-2.886cm" draw:escape-direction="left"/>
          <draw:glue-point draw:id="5" svg:x="-2.741cm" svg:y="-2.589cm"/>
          <text:p/>
        </draw:line>
        <draw:line draw:style-name="gr70" draw:text-style-name="P1" draw:layer="layout" svg:x1="9.884cm" svg:y1="3.761cm" svg:x2="10.713cm" svg:y2="3.937cm">
          <text:p/>
        </draw:line>
        <draw:frame draw:style-name="gr18" draw:layer="layout" svg:width="0.54cm" svg:height="0.388cm" svg:x="10.59cm" svg:y="3.883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71" draw:text-style-name="P1" draw:layer="layout" svg:x1="10.246cm" svg:y1="4.298cm" svg:x2="10.396cm" svg:y2="4.122cm">
          <text:p/>
        </draw:line>
        <draw:line draw:style-name="gr71" draw:text-style-name="P1" draw:layer="layout" svg:x1="10.643cm" svg:y1="3.654cm" svg:x2="10.563cm" svg:y2="3.901cm">
          <text:p/>
        </draw:line>
        <draw:custom-shape draw:style-name="gr72" draw:text-style-name="P1" draw:id="id2" draw:layer="layout" svg:width="0.234cm" svg:height="0.016cm" draw:transform="rotate (-2.87979326579129) translate (9.908cm 2.207cm)">
          <draw:glue-point draw:id="4" svg:x="0.913cm" svg:y="0.526cm"/>
          <text:p/>
          <draw:enhanced-geometry svg:viewBox="0 0 21600 21600" draw:type="block-arc" draw:modifiers="-166.67860627377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73" draw:text-style-name="P1" draw:layer="layout" svg:x1="9.843cm" svg:y1="2.221cm" svg:x2="9.911cm" svg:y2="2.196cm">
          <text:p/>
        </draw:line>
        <draw:line draw:style-name="gr73" draw:text-style-name="P1" draw:layer="layout" svg:x1="9.765cm" svg:y1="2.24cm" svg:x2="9.687cm" svg:y2="2.26cm">
          <text:p/>
        </draw:line>
        <draw:frame draw:style-name="gr18" draw:id="id1" draw:layer="layout" svg:width="1.116cm" svg:height="0.469cm" svg:x="10.255cm" svg:y="2.30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73" draw:text-style-name="P1" draw:layer="layout" draw:type="curve" svg:x1="10.255cm" svg:y1="2.543cm" svg:x2="9.813cm" svg:y2="2.233cm" draw:start-shape="id1" draw:start-glue-point="3" draw:end-shape="id2" draw:end-glue-point="4" svg:d="m10255 2543c-295 0-442-103-442-310">
          <text:p/>
        </draw:connector>
        <draw:frame draw:style-name="gr18" draw:layer="layout" svg:width="0.328cm" svg:height="0.469cm" svg:x="7.744cm" svg:y="2.51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onnector draw:style-name="gr71" draw:text-style-name="P1" draw:layer="layout" draw:type="curve" draw:line-skew="-2.34cm 0.764cm" svg:x1="8.758cm" svg:y1="3.979cm" svg:x2="9.866cm" svg:y2="3.913cm" draw:start-shape="id3" draw:start-glue-point="6" draw:end-shape="id4" draw:end-glue-point="5" svg:d="m8758 3979c-64 0-53 58 239 109s869 96 869-175">
          <text:p/>
        </draw:connector>
        <draw:line draw:style-name="gr71" draw:text-style-name="P1" draw:layer="layout" svg:x1="7.936cm" svg:y1="2.503cm" svg:x2="7.936cm" svg:y2="1.99cm">
          <text:p/>
        </draw:line>
        <draw:line draw:style-name="gr71" draw:text-style-name="P1" draw:layer="layout" svg:x1="7.936cm" svg:y1="3.056cm" svg:x2="7.936cm" svg:y2="3.6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6-13T18:10:05</meta:creation-date>
    <dc:date>2011-06-14T19:05:20</dc:date>
    <dc:creator>khalid khan</dc:creator>
    <meta:editing-duration>PT02H31M29S</meta:editing-duration>
    <meta:editing-cycles>7</meta:editing-cycles>
    <meta:generator>OpenOffice.org/3.1$Linux OpenOffice.org_project/310m19$Build-9420</meta:generator>
    <meta:document-statistic meta:object-count="14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f</math:mi>
      </math:mrow>
    </math:mstyle>
    <math:annotation math:encoding="StarMath 5.0">size *0.8 f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f</math:mi>
        </math:mrow>
      </math:mrow>
    </math:mstyle>
    <math:annotation math:encoding="StarMath 5.0">size *0.8 -f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a</math:mi>
      </math:mrow>
    </math:mstyle>
    <math:annotation math:encoding="StarMath 5.0">size *0.8 a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a</math:mi>
        </math:mrow>
      </math:mrow>
    </math:mstyle>
    <math:annotation math:encoding="StarMath 5.0">size *0.8 -a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b</math:mi>
      </math:mrow>
    </math:mstyle>
    <math:annotation math:encoding="StarMath 5.0">size *0.8 b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c</math:mi>
      </math:mrow>
    </math:mstyle>
    <math:annotation math:encoding="StarMath 5.0">size *0.8 c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b</math:mi>
        </math:mrow>
      </math:mrow>
    </math:mstyle>
    <math:annotation math:encoding="StarMath 5.0">size *0.8 -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c</math:mi>
        </math:mrow>
      </math:mrow>
    </math:mstyle>
    <math:annotation math:encoding="StarMath 5.0">size *0.8 -c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f</math:mi>
      </math:mrow>
    </math:mstyle>
    <math:annotation math:encoding="StarMath 5.0">size *0.8 f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f</math:mi>
        </math:mrow>
      </math:mrow>
    </math:mstyle>
    <math:annotation math:encoding="StarMath 5.0">size *0.8 -f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f</math:mi>
        </math:mrow>
      </math:mrow>
    </math:mstyle>
    <math:annotation math:encoding="StarMath 5.0">size *0.8 -f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o math:stretchy="false">θ</math:mo>
      </math:mrow>
    </math:mstyle>
    <math:annotation math:encoding="StarMath 5.0">size *0.75 %theta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row>
          <math:mi>d</math:mi>
          <math:mo math:stretchy="false">θ</math:mo>
        </math:mrow>
      </math:mrow>
    </math:mstyle>
    <math:annotation math:encoding="StarMath 5.0">size *0.75 {d %theta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i>d</math:mi>
      <math:mo math:stretchy="false">φ</math:mo>
    </math:mrow>
    <math:annotation math:encoding="StarMath 5.0">%rho d%phi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a</math:mi>
      </math:mrow>
    </math:mstyle>
    <math:annotation math:encoding="StarMath 5.0">size *0.8 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a</math:mi>
        </math:mrow>
      </math:mrow>
    </math:mstyle>
    <math:annotation math:encoding="StarMath 5.0">size *0.8 -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b</math:mi>
      </math:mrow>
    </math:mstyle>
    <math:annotation math:encoding="StarMath 5.0">size *0.8 b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c</math:mi>
      </math:mrow>
    </math:mstyle>
    <math:annotation math:encoding="StarMath 5.0">size *0.8 c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b</math:mi>
        </math:mrow>
      </math:mrow>
    </math:mstyle>
    <math:annotation math:encoding="StarMath 5.0">size *0.8 -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c</math:mi>
        </math:mrow>
      </math:mrow>
    </math:mstyle>
    <math:annotation math:encoding="StarMath 5.0">size *0.8 -c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f</math:mi>
      </math:mrow>
    </math:mstyle>
    <math:annotation math:encoding="StarMath 5.0">size *0.8 f</math:annotation>
  </math:semantics>
</math:math>
</file>